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440825554121976854"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4300422613722844650"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3969345850992778024"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6062859162430281502"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266631760869045322"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3847423348256997295"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4935510739864289332"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2600372429947752965"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27832791" text:continue-list="list4935510739864289332"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403718345132191205"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7838049"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7828845"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27843205"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27837114"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7834641"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8547688602899521995"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9028196369634218707"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607469141927309729"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7846684"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745808155954386454"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975284359250812960"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476323278984051294" text:style-name="L15">
        <text:list-item>
          <text:list>
            <text:list-header>
              <text:p text:style-name="P182">1.5 miles averaging about 9:40/mile and rest 1 min</text:p>
            </text:list-header>
          </text:list>
        </text:list-item>
      </text:list>
      <text:p text:style-name="P24">1 mile in 8:26 and rest 2 min</text:p>
      <text:list xml:id="list6193249348582177636"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185374318312367536"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7822712"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4164205558644740308"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141177408353609478"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5658994100678993023"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27831290" text:continue-list="list141177408353609478" text:style-name="L19">
        <text:list-item>
          <text:list>
            <text:list-header>
              <text:p text:style-name="P186">(Pace*HR)=1240</text:p>
            </text:list-header>
          </text:list>
        </text:list-item>
      </text:list>
      <text:list xml:id="list27832742" text:continue-list="list4164205558644740308" text:style-name="L18">
        <text:list-item>
          <text:list>
            <text:list-header>
              <text:p text:style-name="P185">2 miles at 10:46/mile Ave HR= 121 bpm and rest a few minutes</text:p>
            </text:list-header>
          </text:list>
        </text:list-item>
      </text:list>
      <text:list xml:id="list27826107" text:continue-list="list27831290"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27827996"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462262315440341989"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30259562674803980"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293233266742786784"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Sat Aug 6, 2022 <text:span text:style-name="T2">8.2 miles running</text:span> and 6.15 miles walking with Jim and Brian </text:p>
      <text:p text:style-name="P108"><text:soft-page-break/>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
      <text:p text:style-name="P108"><text:soft-page-break/>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3253313768963389684"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Walk<text:tab/>6:48<text:tab/>13:36 <text:s text:c="16"/>111 <text:s text:c="15"/>1510</text:p>
      <text:p text:style-name="P90"><text:soft-page-break/>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In the past week: 24.9 miles walking and 13.2 miles walking</text:p>
      <text:p text:style-name="P117"><text:soft-page-break/>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4"><text:soft-page-break/><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In the past week: 39.4 miles running and 13.9 miles walking</text:p>
      <text:p text:style-name="P24"><text:soft-page-break/>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154550140005338546"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
      <text:p text:style-name="P24"><text:soft-page-break/>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
      <text:p text:style-name="P24"><text:soft-page-break/>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pan text:style-name="T2">Warm down: </text:span>0.25 miles home</text:p>
      <text:p text:style-name="P24"><text:soft-page-break/>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187840800724522932"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27836263"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7841097"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663732450328924560"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239613922105883264"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056926900838020133"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4905644784344951975"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982851341984764075"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513265292915321136" text:style-name="L32">
        <text:list-item>
          <text:list>
            <text:list-header>
              <text:p text:style-name="P196">0.25 miles in 2:54</text:p>
              <text:p text:style-name="P196">1 mile in 9:21 going faster as I ran and ending at around 8:30 pace</text:p>
            </text:list-header>
          </text:list>
        </text:list-item>
      </text:list>
      <text:list xml:id="list6540916735337634153"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878393675013498734"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005989691169214421"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843613087154929064"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10"/>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text:soft-page-break/>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text:soft-page-break/>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723050341079215107"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79"><text:s/></text:p>
      <text:p text:style-name="P19">20 loop run:</text:p>
      <text:p text:style-name="P19">Tues July 25, 2023<text:tab/>32:06<text:tab/>10:02/mile <text:s/>1<text:span text:style-name="T6">st</text:span> <text:s/>10 loops <text:s text:c="5"/></text:p>
      <text:p text:style-name="P19"><text:soft-page-break/><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31T07:58:28.19</dc:date>
    <dc:creator>James Lombardi</dc:creator>
    <meta:editing-duration>P23DT17H26M15S</meta:editing-duration>
    <meta:editing-cycles>1912</meta:editing-cycles>
    <meta:generator>OpenOffice/4.1.2$Win32 OpenOffice.org_project/412m3$Build-9782</meta:generator>
    <meta:document-statistic meta:table-count="0" meta:image-count="9" meta:object-count="0" meta:page-count="191" meta:paragraph-count="5550" meta:word-count="59944" meta:character-count="307342"/>
  </office:meta>
</office:document-meta>
</file>